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)</text:p>
      <text:p text:style-name="P2"/>
      <text:p text:style-name="P1">05/01/2016:</text:p>
      <text:p text:style-name="P1">- Suppression duplication reverseParameters qui ressemble à la méthode applySpecificOverlapRule(tentative envoi pull request) (Aymeric)</text:p>
      <text:p text:style-name="P1">- Recherche icônes à utiliser pour notre jeu (Equipe)</text:p>
      <text:p text:style-name="P1">- Début d’écriture du code pour la fenêtre graphique pour notre projet de jeu Bomberman (Charles,Kevin,Jeremy,Pierre)</text:p>
      <text:p text:style-name="P1">-Finalisation fenêtre graphique pour notre jeu (Kévin)</text:p>
      <text:p text:style-name="P1">-Adaptation des icônes en format .gif avec fond en transparence (Kévin)</text:p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## - Installation proxy pour Maven, et utilisation de ce dernier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